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937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STATISTICS APLENGTH 7 Algorithms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0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13,15,16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2,10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6,18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STATISTICS APLENGTH 7 Algorithms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48:46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